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07-Fondos-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ndo CSS</text:p>
          </draw:text-box>
        </draw:frame>
        <draw:frame presentation:style-name="pr5" draw:text-style-name="P2" draw:layer="layout" svg:width="25.199cm" svg:height="13.486cm" svg:x="1.4cm" svg:y="4.914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>background-attachment </text:span></text:p>
                <text:p text:style-name="P2"><text:span text:style-name="T1">background-clip and background-origin </text:span></text:p>
                <text:p text:style-name="P2"><text:span text:style-name="T1">background-color </text:span></text:p>
                <text:p text:style-name="P2"><text:span text:style-name="T1">background-image </text:span></text:p>
                <text:p text:style-name="P2"><text:span text:style-name="T1">background-position </text:span></text:p>
                <text:p text:style-name="P2"><text:span text:style-name="T1">background-repeat </text:span></text:p>
                <text:p text:style-name="P2"><text:span text:style-name="T1">background-size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#alemandiazcarlos</text:p>
            <text:p>#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2:10:04.181702004</meta:creation-date>
    <meta:editing-duration>PT4H23M23S</meta:editing-duration>
    <meta:editing-cycles>4</meta:editing-cycles>
    <meta:generator>LibreOffice/6.0.7.3$Linux_X86_64 LibreOffice_project/00m0$Build-3</meta:generator>
    <dc:title>Nature Illustration</dc:title>
    <meta:initial-creator>codefuncode </meta:initial-creator>
    <dc:date>2020-06-19T07:08:06.991829450</dc:date>
    <dc:creator>codefuncode </dc:creator>
    <meta:document-statistic meta:object-count="43"/>
  </office:meta>
</office:document-meta>
</file>